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dee6ef" draw:textarea-horizontal-align="justify" draw:textarea-vertical-align="top" draw:auto-grow-height="false" fo:min-height="6.856cm" fo:min-width="5.5cm" draw:shadow="hidden"/>
      <style:paragraph-properties style:writing-mode="lr-tb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.75cm" fo:min-width="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4" style:family="graphic" style:parent-style-name="objectwithoutfill">
      <style:graphic-properties svg:stroke-color="#ff8000" draw:fill="none" draw:textarea-vertical-align="middle"/>
    </style:style>
    <style:style style:name="gr5" style:family="graphic" style:parent-style-name="objectwithoutfill">
      <style:graphic-properties svg:stroke-color="#800080" draw:fill="none" draw:textarea-vertical-align="middle"/>
    </style:style>
    <style:style style:name="gr6" style:family="graphic" style:parent-style-name="standard">
      <style:graphic-properties svg:stroke-color="#ff8000" draw:fill="none" draw:fill-color="#ffffff" draw:textarea-horizontal-align="justify" draw:auto-grow-height="true" draw:auto-grow-width="true" fo:min-height="0.847cm" fo:min-width="0.847cm" fo:padding-top="0.1cm" fo:padding-bottom="0.1cm" fo:padding-left="0.1cm" fo:padding-right="0.1cm"/>
      <style:paragraph-properties style:writing-mode="lr-tb"/>
    </style:style>
    <style:style style:name="gr7" style:family="graphic" style:parent-style-name="standard">
      <style:graphic-properties svg:stroke-color="#800080" draw:fill="none" draw:fill-color="#ffffff" draw:textarea-horizontal-align="justify" draw:auto-grow-height="true" draw:auto-grow-width="true" fo:min-height="0.847cm" fo:min-width="0.847cm" fo:padding-top="0.1cm" fo:padding-bottom="0.1cm" fo:padding-left="0.1cm" fo:padding-right="0.1cm"/>
      <style:paragraph-properties style:writing-mode="lr-tb"/>
    </style:style>
    <style:style style:name="gr8" style:family="graphic" style:parent-style-name="standard">
      <style:graphic-properties svg:stroke-color="#3465a4" draw:textarea-horizontal-align="justify" draw:textarea-vertical-align="middle" draw:auto-grow-height="false" fo:min-height="1.75cm" fo:min-width="5cm"/>
      <style:paragraph-properties style:writing-mode="lr-tb"/>
    </style:style>
    <style:style style:name="gr9" style:family="graphic" style:parent-style-name="objectwithoutfill">
      <style:graphic-properties svg:stroke-color="#3465a4" draw:fill="none" draw:fill-color="#800080" draw:textarea-vertical-align="middle"/>
    </style:style>
    <style:style style:name="gr10" style:family="graphic" style:parent-style-name="standard">
      <style:graphic-properties svg:stroke-color="#3465a4" draw:fill="solid" draw:fill-color="#dee6ef" draw:textarea-horizontal-align="justify" draw:textarea-vertical-align="top" draw:auto-grow-height="false" fo:min-height="9.865cm" fo:min-width="5.5cm" draw:shadow="hidden"/>
      <style:paragraph-properties style:writing-mode="lr-tb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1.75cm" fo:min-width="2.5cm"/>
      <style:paragraph-properties style:writing-mode="lr-tb"/>
    </style:style>
    <style:style style:name="gr12" style:family="graphic" style:parent-style-name="objectwithoutfill">
      <style:graphic-properties svg:stroke-color="#ff8000" draw:fill="none" draw:fill-color="#800080" draw:textarea-vertical-align="middle"/>
    </style:style>
    <style:style style:name="gr13" style:family="graphic" style:parent-style-name="objectwithoutfill">
      <style:graphic-properties svg:stroke-color="#3465a4" draw:fill="none" draw:fill-color="#800080" draw:textarea-vertical-align="middle"/>
      <style:paragraph-properties style:writing-mode="lr-tb"/>
    </style:style>
    <style:style style:name="gr14" style:family="graphic" style:parent-style-name="objectwithoutfill">
      <style:graphic-properties svg:stroke-color="#ff0000" draw:fill="none" draw:fill-color="#800080" draw:textarea-vertical-align="middle"/>
    </style:style>
    <style:style style:name="gr15" style:family="graphic" style:parent-style-name="standard">
      <style:graphic-properties svg:stroke-color="#3465a4" draw:textarea-horizontal-align="justify" draw:textarea-vertical-align="middle" draw:auto-grow-height="false" fo:min-height="1.75cm" fo:min-width="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ee6ef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800080"/>
      <style:paragraph-properties fo:text-align="center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800080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7.106cm" svg:x="9cm" svg:y="6.144cm">
          <text:p text:style-name="P1">Router</text:p>
          <text:p text:style-name="P1">(RPi on Top)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5cm" svg:height="2cm" svg:x="9.25cm" svg:y="8cm">
          <draw:glue-point draw:id="4" svg:x="-5cm" svg:y="-2.5cm"/>
          <draw:glue-point draw:id="5" svg:x="-5cm" svg:y="2.5cm"/>
          <draw:glue-point draw:id="6" svg:x="-2.727cm" svg:y="5cm"/>
          <draw:glue-point draw:id="7" svg:x="2.727cm" svg:y="5cm"/>
          <draw:glue-point draw:id="8" svg:x="5cm" svg:y="-2.545cm"/>
          <draw:glue-point draw:id="9" svg:x="5cm" svg:y="2.455cm"/>
          <text:p text:style-name="P1">SIMLASUB UI Serv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cm" svg:height="2cm" svg:x="2cm" svg:y="6.144cm">
          <draw:glue-point draw:id="4" svg:x="5cm" svg:y="-2.5cm"/>
          <draw:glue-point draw:id="5" svg:x="5cm" svg:y="2.5cm"/>
          <text:p text:style-name="P1">UI</text:p>
          <text:p text:style-name="P1">(Laptop)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cm" svg:height="2cm" svg:x="2cm" svg:y="9.144cm">
          <draw:glue-point draw:id="4" svg:x="5cm" svg:y="-2.5cm"/>
          <draw:glue-point draw:id="5" svg:x="5cm" svg:y="2.5cm" draw:escape-direction="right"/>
          <text:p text:style-name="P1">UI + SSH</text:p>
          <text:p text:style-name="P1">(Laptop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4cm" svg:height="2cm" svg:x="2cm" svg:y="12.144cm">
          <draw:glue-point draw:id="4" svg:x="5cm" svg:y="-2.5cm"/>
          <draw:glue-point draw:id="5" svg:x="5cm" svg:y="2.5cm"/>
          <text:p text:style-name="P1">Additional UI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6cm" svg:y1="7.644cm" svg:x2="9.25cm" svg:y2="9.5cm" draw:start-shape="id1" draw:start-glue-point="5" draw:end-shape="id2" draw:end-glue-point="5" svg:d="M6000 7644c2437 0 813 1856 3250 1856" svg:viewBox="0 0 3251 1857">
          <text:p/>
        </draw:connector>
        <draw:connector draw:style-name="gr5" draw:text-style-name="P4" draw:layer="layout" draw:type="curve" svg:x1="6cm" svg:y1="6.644cm" svg:x2="9.25cm" svg:y2="8.5cm" draw:start-shape="id1" draw:start-glue-point="4" draw:end-shape="id2" draw:end-glue-point="4" svg:d="M6000 6644c2437 0 813 1856 3250 1856" svg:viewBox="0 0 3251 1857">
          <text:p/>
        </draw:connector>
        <draw:connector draw:style-name="gr5" draw:text-style-name="P4" draw:layer="layout" draw:type="curve" svg:x1="6cm" svg:y1="9.644cm" svg:x2="9.25cm" svg:y2="8.5cm" draw:start-shape="id3" draw:start-glue-point="4" draw:end-shape="id2" draw:end-glue-point="4" svg:d="M6000 9644c2437 0 813-1144 3250-1144" svg:viewBox="0 0 3251 1145">
          <text:p/>
        </draw:connector>
        <draw:connector draw:style-name="gr4" draw:text-style-name="P4" draw:layer="layout" draw:type="curve" svg:x1="6cm" svg:y1="10.644cm" svg:x2="9.25cm" svg:y2="9.5cm" draw:start-shape="id3" draw:start-glue-point="5" draw:end-shape="id2" draw:end-glue-point="5" svg:d="M6000 10644c2437 0 813-1144 3250-1144" svg:viewBox="0 0 3251 1145">
          <text:p/>
        </draw:connector>
        <draw:connector draw:style-name="gr5" draw:text-style-name="P4" draw:layer="layout" draw:type="curve" svg:x1="6cm" svg:y1="12.644cm" svg:x2="9.25cm" svg:y2="8.5cm" draw:start-shape="id4" draw:start-glue-point="4" draw:end-shape="id2" draw:end-glue-point="4" svg:d="M6000 12644c2437 0 813-4144 3250-4144" svg:viewBox="0 0 3251 4145">
          <text:p/>
        </draw:connector>
        <draw:connector draw:style-name="gr4" draw:text-style-name="P4" draw:layer="layout" draw:type="curve" svg:x1="6cm" svg:y1="13.644cm" svg:x2="9.25cm" svg:y2="9.5cm" draw:start-shape="id4" draw:start-glue-point="5" draw:end-shape="id2" draw:end-glue-point="5" svg:d="M6000 13644c2437 0 813-4144 3250-4144" svg:viewBox="0 0 3251 4145">
          <text:p/>
        </draw:connector>
        <draw:caption draw:style-name="gr6" draw:text-style-name="P5" draw:layer="layout" svg:width="3.432cm" svg:height="1.386cm" svg:x="2.469cm" svg:y="15.114cm" draw:caption-point-x="6.531cm" draw:caption-point-y="-5.479cm">
          <text:p text:style-name="P1">WebSocket</text:p>
          <text:p text:style-name="P1"><text:span text:style-name="T1">St</text:span><text:span text:style-name="T1">ee</text:span><text:span text:style-name="T1">rin</text:span><text:span text:style-name="T1">g </text:span><text:span text:style-name="T1">+ </text:span><text:span text:style-name="T1">Vi</text:span><text:span text:style-name="T1">de</text:span><text:span text:style-name="T1">o</text:span></text:p>
        </draw:caption>
        <draw:caption draw:style-name="gr7" draw:text-style-name="P5" draw:layer="layout" svg:width="1.861cm" svg:height="1.047cm" svg:x="5.503cm" svg:y="3.728cm" draw:caption-point-x="3.497cm" draw:caption-point-y="4.907cm">
          <text:p text:style-name="P1">HTTP</text:p>
        </draw:caption>
        <draw:custom-shape draw:style-name="gr8" draw:text-style-name="P1" draw:layer="layout" svg:width="5.5cm" svg:height="2cm" svg:x="9.25cm" svg:y="11cm">
          <draw:glue-point draw:id="4" svg:x="-5cm" svg:y="-2.5cm"/>
          <draw:glue-point draw:id="5" svg:x="-5cm" svg:y="2.5cm"/>
          <text:p text:style-name="P1">File</text:p>
          <text:p text:style-name="P1"><text:span text:style-name="T1">(recording &amp; playback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2cm" svg:y1="10cm" svg:x2="12cm" svg:y2="11cm">
          <text:p/>
        </draw:line>
        <draw:custom-shape draw:style-name="gr10" draw:text-style-name="P2" draw:layer="layout" svg:width="6cm" svg:height="10.115cm" svg:x="19cm" svg:y="6.135cm">
          <text:p text:style-name="P1">Router</text:p>
          <text:p text:style-name="P1">(RPi on ROV)</text:p>
          <draw:enhanced-geometry svg:viewBox="0 0 21600 21600" draw:type="rectangle" draw:enhanced-path="M 0 0 L 21600 0 21600 21600 0 21600 0 0 Z N"/>
        </draw:custom-shape>
        <draw:custom-shape draw:style-name="gr11" draw:text-style-name="P3" xml:id="id5" draw:id="id5" draw:layer="layout" svg:width="3cm" svg:height="2cm" svg:x="15.5cm" svg:y="4.135cm">
          <draw:glue-point draw:id="4" svg:x="-5cm" svg:y="-2.5cm"/>
          <draw:glue-point draw:id="5" svg:x="-5cm" svg:y="2.5cm"/>
          <draw:glue-point draw:id="6" svg:x="-2.727cm" svg:y="5cm"/>
          <draw:glue-point draw:id="7" svg:x="2.727cm" svg:y="5cm"/>
          <text:p text:style-name="P1">Buttons</text:p>
          <text:p text:style-name="P1">GPIO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svg:x1="17cm" svg:y1="6.135cm" svg:x2="14.75cm" svg:y2="8.491cm" draw:start-shape="id5" draw:start-glue-point="2" draw:end-shape="id2" draw:end-glue-point="8" svg:d="M17000 6135c0 1571-750 2356-2250 2356" svg:viewBox="0 0 2251 2357">
          <text:p/>
        </draw:connector>
        <draw:custom-shape draw:style-name="gr11" draw:text-style-name="P3" xml:id="id8" draw:id="id8" draw:layer="layout" svg:width="3cm" svg:height="2cm" svg:x="25.5cm" svg:y="4.135cm">
          <draw:glue-point draw:id="4" svg:x="-5cm" svg:y="-2.5cm"/>
          <draw:glue-point draw:id="5" svg:x="-5cm" svg:y="2.5cm"/>
          <draw:glue-point draw:id="6" svg:x="-2.727cm" svg:y="5cm"/>
          <draw:glue-point draw:id="7" svg:x="2.727cm" svg:y="5cm"/>
          <text:p text:style-name="P1">Camera</text:p>
          <text:p text:style-name="P1">CSI2</text:p>
          <draw:enhanced-geometry svg:viewBox="0 0 21600 21600" draw:type="rectangle" draw:enhanced-path="M 0 0 L 21600 0 21600 21600 0 21600 0 0 Z N"/>
        </draw:custom-shape>
        <draw:custom-shape draw:style-name="gr11" draw:text-style-name="P3" xml:id="id9" draw:id="id9" draw:layer="layout" svg:width="3cm" svg:height="2cm" svg:x="25.5cm" svg:y="16.25cm">
          <draw:glue-point draw:id="4" svg:x="-5cm" svg:y="-2.5cm"/>
          <draw:glue-point draw:id="5" svg:x="-5cm" svg:y="2.5cm"/>
          <draw:glue-point draw:id="6" svg:x="-2.727cm" svg:y="5cm"/>
          <draw:glue-point draw:id="7" svg:x="2.727cm" svg:y="5cm"/>
          <text:p text:style-name="P1">Pixhawk</text:p>
          <draw:enhanced-geometry svg:viewBox="0 0 21600 21600" draw:type="rectangle" draw:enhanced-path="M 0 0 L 21600 0 21600 21600 0 21600 0 0 Z N"/>
        </draw:custom-shape>
        <draw:custom-shape draw:style-name="gr8" draw:text-style-name="P7" xml:id="id6" draw:id="id6" draw:layer="layout" svg:width="5.5cm" svg:height="2cm" svg:x="19.25cm" svg:y="14cm">
          <draw:glue-point draw:id="4" svg:x="-5cm" svg:y="-2.5cm"/>
          <draw:glue-point draw:id="5" svg:x="-5cm" svg:y="2.5cm"/>
          <draw:glue-point draw:id="6" svg:x="3.181cm" svg:y="-5cm"/>
          <draw:glue-point draw:id="7" svg:x="2.727cm" svg:y="-5cm"/>
          <text:p text:style-name="P7"><text:span text:style-name="T2">Mavlink Route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9.25cm" svg:y1="15cm" svg:x2="14.75cm" svg:y2="9.491cm" draw:start-shape="id6" draw:start-glue-point="3" draw:end-shape="id2" draw:end-glue-point="9" svg:d="M19250 15000c-3375 0-1125-5509-4500-5509" svg:viewBox="0 0 4501 5510">
          <text:p/>
        </draw:connector>
        <draw:custom-shape draw:style-name="gr8" draw:text-style-name="P7" xml:id="id7" draw:id="id7" draw:layer="layout" svg:width="5.5cm" svg:height="2cm" svg:x="19.25cm" svg:y="8cm">
          <draw:glue-point draw:id="4" svg:x="-5cm" svg:y="-2.5cm"/>
          <draw:glue-point draw:id="5" svg:x="-5cm" svg:y="2.5cm"/>
          <draw:glue-point draw:id="6" svg:x="-2.727cm" svg:y="5cm"/>
          <text:p text:style-name="P7"><text:span text:style-name="T2">Camera Server</text:span></text:p>
          <text:p text:style-name="P7"><text:span text:style-name="T1">NodeJS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curve" svg:x1="14.75cm" svg:y1="9cm" svg:x2="19.25cm" svg:y2="9cm" draw:start-shape="id2" draw:start-glue-point="1" draw:end-shape="id7" draw:end-glue-point="3" svg:d="M14750 9000h4500" svg:viewBox="0 0 4501 1">
          <text:p/>
        </draw:connector>
        <draw:connector draw:style-name="gr9" draw:text-style-name="P6" draw:layer="layout" draw:type="curve" svg:x1="27cm" svg:y1="6.135cm" svg:x2="24.75cm" svg:y2="9cm" draw:start-shape="id8" draw:start-glue-point="2" draw:end-shape="id7" draw:end-glue-point="1" svg:d="M27000 6135c0 1910-750 2865-2250 2865" svg:viewBox="0 0 2251 2866">
          <text:p/>
        </draw:connector>
        <draw:connector draw:style-name="gr13" draw:text-style-name="P9" draw:layer="layout" draw:type="curve" svg:x1="24.75cm" svg:y1="15cm" svg:x2="27cm" svg:y2="16.25cm" draw:start-shape="id6" draw:start-glue-point="1" draw:end-shape="id9" draw:end-glue-point="0" svg:d="M24750 15000c1500 0 2250 416 2250 1250" svg:viewBox="0 0 2251 1251">
          <text:p text:style-name="P8"><text:span text:style-name="T1">UART</text:span></text:p>
        </draw:connector>
        <draw:connector draw:style-name="gr14" draw:text-style-name="P6" draw:layer="layout" draw:type="curve" svg:x1="6cm" svg:y1="10.144cm" svg:x2="9.25cm" svg:y2="9cm" draw:start-shape="id3" draw:start-glue-point="1" draw:end-shape="id2" draw:end-glue-point="3" svg:d="M6000 10144c2437 0 813-1144 3250-1144" svg:viewBox="0 0 3251 1145">
          <text:p/>
        </draw:connector>
        <draw:custom-shape draw:style-name="gr15" draw:text-style-name="P1" xml:id="id11" draw:id="id11" draw:layer="layout" svg:width="2.5cm" svg:height="2cm" svg:x="22.25cm" svg:y="11cm">
          <draw:glue-point draw:id="4" svg:x="-5cm" svg:y="-2.5cm"/>
          <draw:glue-point draw:id="5" svg:x="-5cm" svg:y="2.5cm"/>
          <text:p text:style-name="P1">File</text:p>
          <text:p text:style-name="P1"><text:span text:style-name="T1">record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10" draw:id="id10" draw:layer="layout" svg:width="2.5cm" svg:height="2cm" svg:x="19.25cm" svg:y="11cm">
          <draw:glue-point draw:id="4" svg:x="-5cm" svg:y="-2.5cm"/>
          <draw:glue-point draw:id="5" svg:x="-5cm" svg:y="2.5cm"/>
          <text:p text:style-name="P1">File</text:p>
          <text:p text:style-name="P1"><text:span text:style-name="T1">recording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svg:x1="20.501cm" svg:y1="10cm" svg:x2="20.5cm" svg:y2="11cm" draw:start-shape="id7" draw:start-glue-point="6" draw:end-shape="id10" draw:end-glue-point="0" svg:d="M20501 10000c0 750-1 250-1 1000" svg:viewBox="0 0 2 1001">
          <text:p/>
        </draw:connector>
        <draw:connector draw:style-name="gr9" draw:text-style-name="P6" draw:layer="layout" draw:type="curve" svg:x1="23.499cm" svg:y1="14cm" svg:x2="23.5cm" svg:y2="13cm" draw:start-shape="id6" draw:start-glue-point="7" draw:end-shape="id11" draw:end-glue-point="2" svg:d="M23499 14000c0-750 1-250 1-1000" svg:viewBox="0 0 2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5T16:12:32.153291777</meta:creation-date>
    <dc:date>2022-03-15T17:16:25.363543859</dc:date>
    <meta:editing-duration>PT9M58S</meta:editing-duration>
    <meta:editing-cycles>4</meta:editing-cycles>
    <meta:generator>LibreOffice/7.2.5.2$Linux_X86_64 LibreOffice_project/20$Build-2</meta:generator>
    <meta:document-statistic meta:object-count="31"/>
  </office:meta>
</office:document-meta>
</file>